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2.607cm" fo:min-width="4.897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2.607cm" fo:min-width="4.897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607cm" fo:min-width="4.897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2.607cm" fo:min-width="4.897cm"/>
      <style:paragraph-properties style:writing-mode="lr-tb"/>
    </style:style>
    <style:style style:name="gr6" style:family="graphic" style:parent-style-name="standard">
      <style:graphic-properties svg:stroke-width="0.081cm" svg:stroke-color="#069a2e" draw:marker-start-width="0.321cm" draw:marker-end-width="0.321cm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2.607cm" fo:min-width="4.897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607cm" fo:min-width="4.897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2.607cm" fo:min-width="4.897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607cm" fo:min-width="4.897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2.607cm" fo:min-width="4.897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2.607cm" fo:min-width="4.897cm"/>
      <style:paragraph-properties style:writing-mode="lr-tb"/>
    </style:style>
    <style:style style:name="gr13" style:family="graphic" style:parent-style-name="standard">
      <style:graphic-properties svg:stroke-width="0.081cm" svg:stroke-color="#069a2e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069a2e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397cm" svg:height="2.857cm" svg:x="11.478cm" svg:y="3.54cm">
          <text:list text:style-name="L1">
            <text:list-item>
              <text:p text:style-name="P1"><text:span text:style-name="T1">TID</text:span><text:span text:style-name="T1"><text:tab/></text:span><text:span text:style-name="T1"><text:tab/></text:span><text:span text:style-name="T1">1</text:span></text:p>
            </text:list-item>
            <text:list-item>
              <text:p text:style-name="P1"><text:span text:style-name="T1">Parent</text:span><text:span text:style-name="T1"><text:tab/></text:span><text:span text:style-name="T1"><text:tab/></text:span><text:span text:style-name="T1">None</text:span></text:p>
            </text:list-item>
            <text:list-item>
              <text:p text:style-name="P1"><text:span text:style-name="T1">first_chil</text:span><text:span text:style-name="T1">d</text:span><text:span text:style-name="T1"><text:tab/></text:span><text:span text:style-name="T1">2</text:span></text:p>
            </text:list-item>
            <text:list-item>
              <text:p text:style-name="P1"><text:span text:style-name="T1">last_chil</text:span><text:span text:style-name="T1">d</text:span><text:span text:style-name="T1"><text:tab/></text:span><text:span text:style-name="T1">4</text:span></text:p>
            </text:list-item>
            <text:list-item>
              <text:p text:style-name="P1"><text:span text:style-name="T1">prev_sib</text:span><text:span text:style-name="T1">ling</text:span><text:span text:style-name="T1"><text:tab/></text:span><text:span text:style-name="T1">None</text:span></text:p>
            </text:list-item>
            <text:list-item>
              <text:p text:style-name="P1"><text:span text:style-name="T1">next_sibl</text:span><text:span text:style-name="T1">ing</text:span><text:span text:style-name="T1"><text:tab/></text:span><text:span text:style-name="T1">Non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397cm" svg:height="2.857cm" svg:x="4.81cm" svg:y="7.35cm">
          <text:list text:style-name="L1">
            <text:list-item>
              <text:p text:style-name="P1"><text:span text:style-name="T1">TID</text:span><text:span text:style-name="T1"><text:tab/></text:span><text:span text:style-name="T1"><text:tab/></text:span><text:span text:style-name="T1">2</text:span></text:p>
            </text:list-item>
            <text:list-item>
              <text:p text:style-name="P1"><text:span text:style-name="T1">Parent</text:span><text:span text:style-name="T1"><text:tab/></text:span><text:span text:style-name="T1"><text:tab/></text:span><text:span text:style-name="T1">1</text:span></text:p>
            </text:list-item>
            <text:list-item>
              <text:p text:style-name="P1"><text:span text:style-name="T1">first_chil</text:span><text:span text:style-name="T1">d</text:span><text:span text:style-name="T1"><text:tab/></text:span><text:span text:style-name="T1">5</text:span></text:p>
            </text:list-item>
            <text:list-item>
              <text:p text:style-name="P1"><text:span text:style-name="T1">last_chil</text:span><text:span text:style-name="T1">d</text:span><text:span text:style-name="T1"><text:tab/></text:span><text:span text:style-name="T1">6</text:span></text:p>
            </text:list-item>
            <text:list-item>
              <text:p text:style-name="P1"><text:span text:style-name="T1">prev_sib</text:span><text:span text:style-name="T1">ling</text:span><text:span text:style-name="T1"><text:tab/></text:span><text:span text:style-name="T1">None</text:span></text:p>
            </text:list-item>
            <text:list-item>
              <text:p text:style-name="P1"><text:span text:style-name="T1">next_sibl</text:span><text:span text:style-name="T1">ing</text:span><text:span text:style-name="T1"><text:tab/></text:span><text:span text:style-name="T1">3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508cm" svg:y1="7.35cm" svg:x2="11.478cm" svg:y2="4.968cm" draw:start-shape="id1" draw:start-glue-point="0" draw:end-shape="id2" draw:end-glue-point="3" svg:d="M7508 7350v-2382h3970" svg:viewBox="0 0 3971 2383">
          <text:p/>
        </draw:connector>
        <draw:custom-shape draw:style-name="gr4" draw:text-style-name="P2" xml:id="id4" draw:id="id4" draw:layer="layout" svg:width="5.397cm" svg:height="2.857cm" svg:x="11.477cm" svg:y="7.35cm">
          <text:list text:style-name="L1">
            <text:list-item>
              <text:p text:style-name="P1"><text:span text:style-name="T1">TID</text:span><text:span text:style-name="T1"><text:tab/></text:span><text:span text:style-name="T1"><text:tab/></text:span><text:span text:style-name="T1">3</text:span></text:p>
            </text:list-item>
            <text:list-item>
              <text:p text:style-name="P1"><text:span text:style-name="T1">Parent</text:span><text:span text:style-name="T1"><text:tab/></text:span><text:span text:style-name="T1"><text:tab/></text:span><text:span text:style-name="T1">1</text:span></text:p>
            </text:list-item>
            <text:list-item>
              <text:p text:style-name="P1"><text:span text:style-name="T1">first_chil</text:span><text:span text:style-name="T1">d</text:span><text:span text:style-name="T1"><text:tab/></text:span><text:span text:style-name="T1">None</text:span></text:p>
            </text:list-item>
            <text:list-item>
              <text:p text:style-name="P1"><text:span text:style-name="T1">last_chil</text:span><text:span text:style-name="T1">d</text:span><text:span text:style-name="T1"><text:tab/></text:span><text:span text:style-name="T1">None</text:span></text:p>
            </text:list-item>
            <text:list-item>
              <text:p text:style-name="P1"><text:span text:style-name="T1">prev_sib</text:span><text:span text:style-name="T1">ling</text:span><text:span text:style-name="T1"><text:tab/></text:span><text:span text:style-name="T1">2</text:span></text:p>
            </text:list-item>
            <text:list-item>
              <text:p text:style-name="P1"><text:span text:style-name="T1">next_sibl</text:span><text:span text:style-name="T1">ing</text:span><text:span text:style-name="T1"><text:tab/></text:span><text:span text:style-name="T1">4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5.397cm" svg:height="2.857cm" svg:x="18.145cm" svg:y="7.35cm">
          <text:list text:style-name="L1">
            <text:list-item>
              <text:p text:style-name="P1"><text:span text:style-name="T1">TID</text:span><text:span text:style-name="T1"><text:tab/></text:span><text:span text:style-name="T1"><text:tab/></text:span><text:span text:style-name="T1">4</text:span></text:p>
            </text:list-item>
            <text:list-item>
              <text:p text:style-name="P1"><text:span text:style-name="T1">Parent</text:span><text:span text:style-name="T1"><text:tab/></text:span><text:span text:style-name="T1"><text:tab/></text:span><text:span text:style-name="T1">1</text:span></text:p>
            </text:list-item>
            <text:list-item>
              <text:p text:style-name="P1"><text:span text:style-name="T1">first_chil</text:span><text:span text:style-name="T1">d</text:span><text:span text:style-name="T1"><text:tab/></text:span><text:span text:style-name="T1">7</text:span></text:p>
            </text:list-item>
            <text:list-item>
              <text:p text:style-name="P1"><text:span text:style-name="T1">last_chil</text:span><text:span text:style-name="T1">d</text:span><text:span text:style-name="T1"><text:tab/></text:span><text:span text:style-name="T1">7</text:span></text:p>
            </text:list-item>
            <text:list-item>
              <text:p text:style-name="P1"><text:span text:style-name="T1">prev_sib</text:span><text:span text:style-name="T1">ling</text:span><text:span text:style-name="T1"><text:tab/></text:span><text:span text:style-name="T1">3</text:span></text:p>
            </text:list-item>
            <text:list-item>
              <text:p text:style-name="P1"><text:span text:style-name="T1">next_sibl</text:span><text:span text:style-name="T1">ing</text:span><text:span text:style-name="T1"><text:tab/></text:span><text:span text:style-name="T1">Non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0.843cm" svg:y1="7.35cm" svg:x2="16.875cm" svg:y2="4.968cm" draw:start-shape="id3" draw:start-glue-point="0" draw:end-shape="id2" svg:d="M20843 7350v-2382h-3968" svg:viewBox="0 0 3969 2383">
          <text:p/>
        </draw:connector>
        <draw:connector draw:style-name="gr3" draw:text-style-name="P3" draw:layer="layout" svg:x1="14.175cm" svg:y1="7.35cm" svg:x2="14.176cm" svg:y2="6.397cm" draw:start-shape="id4" draw:start-glue-point="0" draw:end-shape="id2" draw:end-glue-point="2" svg:d="M14175 7350v-477h1v-476" svg:viewBox="0 0 2 954">
          <text:p/>
        </draw:connector>
        <draw:connector draw:style-name="gr6" draw:text-style-name="P3" draw:layer="layout" svg:x1="11.477cm" svg:y1="8.778cm" svg:x2="10.207cm" svg:y2="8.778cm" draw:start-shape="id4" draw:start-glue-point="3" draw:end-shape="id1" draw:end-glue-point="1" svg:d="M11477 8778h-1270" svg:viewBox="0 0 1271 1">
          <text:p/>
        </draw:connector>
        <draw:connector draw:style-name="gr6" draw:text-style-name="P3" draw:layer="layout" svg:x1="18.145cm" svg:y1="8.778cm" svg:x2="16.874cm" svg:y2="8.778cm" draw:start-shape="id3" draw:start-glue-point="3" draw:end-shape="id4" draw:end-glue-point="1" svg:d="M18145 8778h-1271" svg:viewBox="0 0 1272 1">
          <text:p/>
        </draw:connector>
        <draw:custom-shape draw:style-name="gr7" draw:text-style-name="P2" xml:id="id5" draw:id="id5" draw:layer="layout" svg:width="5.397cm" svg:height="2.857cm" svg:x="2.27cm" svg:y="11.478cm">
          <text:list text:style-name="L1">
            <text:list-item>
              <text:p text:style-name="P1"><text:span text:style-name="T1">TID</text:span><text:span text:style-name="T1"><text:tab/></text:span><text:span text:style-name="T1"><text:tab/></text:span><text:span text:style-name="T1">5</text:span></text:p>
            </text:list-item>
            <text:list-item>
              <text:p text:style-name="P1"><text:span text:style-name="T1">Parent</text:span><text:span text:style-name="T1"><text:tab/></text:span><text:span text:style-name="T1"><text:tab/></text:span><text:span text:style-name="T1">2</text:span></text:p>
            </text:list-item>
            <text:list-item>
              <text:p text:style-name="P1"><text:span text:style-name="T1">first_child</text:span><text:span text:style-name="T1"><text:tab/></text:span><text:span text:style-name="T1">8</text:span></text:p>
            </text:list-item>
            <text:list-item>
              <text:p text:style-name="P1"><text:span text:style-name="T1">last_child</text:span><text:span text:style-name="T1"><text:tab/></text:span><text:span text:style-name="T1">8</text:span></text:p>
            </text:list-item>
            <text:list-item>
              <text:p text:style-name="P1"><text:span text:style-name="T1">prev_sibling</text:span><text:span text:style-name="T1"><text:tab/></text:span><text:span text:style-name="T1">None</text:span></text:p>
            </text:list-item>
            <text:list-item>
              <text:p text:style-name="P1"><text:span text:style-name="T1">next_sibling</text:span><text:span text:style-name="T1"><text:tab/></text:span><text:span text:style-name="T1">6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5.397cm" svg:height="2.857cm" svg:x="8.62cm" svg:y="11.477cm">
          <text:list text:style-name="L1">
            <text:list-item>
              <text:p text:style-name="P1"><text:span text:style-name="T1">TID</text:span><text:span text:style-name="T1"><text:tab/></text:span><text:span text:style-name="T1"><text:tab/></text:span><text:span text:style-name="T1">6</text:span></text:p>
            </text:list-item>
            <text:list-item>
              <text:p text:style-name="P1"><text:span text:style-name="T1">Parent</text:span><text:span text:style-name="T1"><text:tab/></text:span><text:span text:style-name="T1"><text:tab/></text:span><text:span text:style-name="T1">2</text:span></text:p>
            </text:list-item>
            <text:list-item>
              <text:p text:style-name="P1"><text:span text:style-name="T1">first_child</text:span><text:span text:style-name="T1"><text:tab/></text:span><text:span text:style-name="T1">None</text:span></text:p>
            </text:list-item>
            <text:list-item>
              <text:p text:style-name="P1"><text:span text:style-name="T1">last_child</text:span><text:span text:style-name="T1"><text:tab/></text:span><text:span text:style-name="T1">None</text:span></text:p>
            </text:list-item>
            <text:list-item>
              <text:p text:style-name="P1"><text:span text:style-name="T1">prev_sibling</text:span><text:span text:style-name="T1"><text:tab/></text:span><text:span text:style-name="T1">5</text:span></text:p>
            </text:list-item>
            <text:list-item>
              <text:p text:style-name="P1"><text:span text:style-name="T1">next_sibling</text:span><text:span text:style-name="T1"><text:tab/></text:span><text:span text:style-name="T1">Non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5.397cm" svg:height="2.857cm" svg:x="18.145cm" svg:y="11.478cm">
          <text:list text:style-name="L1">
            <text:list-item>
              <text:p text:style-name="P1"><text:span text:style-name="T1">TID</text:span><text:span text:style-name="T1"><text:tab/></text:span><text:span text:style-name="T1"><text:tab/></text:span><text:span text:style-name="T1">7</text:span></text:p>
            </text:list-item>
            <text:list-item>
              <text:p text:style-name="P1"><text:span text:style-name="T1">Parent</text:span><text:span text:style-name="T1"><text:tab/></text:span><text:span text:style-name="T1"><text:tab/></text:span><text:span text:style-name="T1">4</text:span></text:p>
            </text:list-item>
            <text:list-item>
              <text:p text:style-name="P1"><text:span text:style-name="T1">first_child</text:span><text:span text:style-name="T1"><text:tab/></text:span><text:span text:style-name="T1">9</text:span></text:p>
            </text:list-item>
            <text:list-item>
              <text:p text:style-name="P1"><text:span text:style-name="T1">last_child</text:span><text:span text:style-name="T1"><text:tab/></text:span><text:span text:style-name="T1">10</text:span></text:p>
            </text:list-item>
            <text:list-item>
              <text:p text:style-name="P1"><text:span text:style-name="T1">prev_sibling</text:span><text:span text:style-name="T1"><text:tab/></text:span><text:span text:style-name="T1">None</text:span></text:p>
            </text:list-item>
            <text:list-item>
              <text:p text:style-name="P1"><text:span text:style-name="T1">next_sibling</text:span><text:span text:style-name="T1"><text:tab/></text:span><text:span text:style-name="T1">Non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5.397cm" svg:height="2.857cm" svg:x="2.27cm" svg:y="15.923cm">
          <text:list text:style-name="L1">
            <text:list-item>
              <text:p text:style-name="P1"><text:span text:style-name="T1">TID</text:span><text:span text:style-name="T1"><text:tab/></text:span><text:span text:style-name="T1"><text:tab/></text:span><text:span text:style-name="T1">8</text:span></text:p>
            </text:list-item>
            <text:list-item>
              <text:p text:style-name="P1"><text:span text:style-name="T1">Parent</text:span><text:span text:style-name="T1"><text:tab/></text:span><text:span text:style-name="T1"><text:tab/></text:span><text:span text:style-name="T1">5</text:span></text:p>
            </text:list-item>
            <text:list-item>
              <text:p text:style-name="P1"><text:span text:style-name="T1">first_child</text:span><text:span text:style-name="T1"><text:tab/></text:span><text:span text:style-name="T1">None</text:span></text:p>
            </text:list-item>
            <text:list-item>
              <text:p text:style-name="P1"><text:span text:style-name="T1">last_child</text:span><text:span text:style-name="T1"><text:tab/></text:span><text:span text:style-name="T1">None</text:span></text:p>
            </text:list-item>
            <text:list-item>
              <text:p text:style-name="P1"><text:span text:style-name="T1">prev_sibling</text:span><text:span text:style-name="T1"><text:tab/></text:span><text:span text:style-name="T1">None</text:span></text:p>
            </text:list-item>
            <text:list-item>
              <text:p text:style-name="P1"><text:span text:style-name="T1">next_sibling</text:span><text:span text:style-name="T1"><text:tab/></text:span><text:span text:style-name="T1">3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5.397cm" svg:height="2.857cm" svg:x="14.018cm" svg:y="15.923cm">
          <text:list text:style-name="L1">
            <text:list-item>
              <text:p text:style-name="P1"><text:span text:style-name="T1">TID</text:span><text:span text:style-name="T1"><text:tab/></text:span><text:span text:style-name="T1"><text:tab/></text:span><text:span text:style-name="T1">9</text:span></text:p>
            </text:list-item>
            <text:list-item>
              <text:p text:style-name="P1"><text:span text:style-name="T1">Parent</text:span><text:span text:style-name="T1"><text:tab/></text:span><text:span text:style-name="T1"><text:tab/></text:span><text:span text:style-name="T1">7</text:span></text:p>
            </text:list-item>
            <text:list-item>
              <text:p text:style-name="P1"><text:span text:style-name="T1">first_child</text:span><text:span text:style-name="T1"><text:tab/></text:span><text:span text:style-name="T1">None</text:span></text:p>
            </text:list-item>
            <text:list-item>
              <text:p text:style-name="P1"><text:span text:style-name="T1">last_child</text:span><text:span text:style-name="T1"><text:tab/></text:span><text:span text:style-name="T1">None</text:span></text:p>
            </text:list-item>
            <text:list-item>
              <text:p text:style-name="P1"><text:span text:style-name="T1">prev_sibling</text:span><text:span text:style-name="T1"><text:tab/></text:span><text:span text:style-name="T1">None</text:span></text:p>
            </text:list-item>
            <text:list-item>
              <text:p text:style-name="P1"><text:span text:style-name="T1">next_sibling</text:span><text:span text:style-name="T1"><text:tab/></text:span><text:span text:style-name="T1">10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5.397cm" svg:height="2.857cm" svg:x="20.367cm" svg:y="15.923cm">
          <text:list text:style-name="L1">
            <text:list-item>
              <text:p text:style-name="P1"><text:span text:style-name="T1">TID</text:span><text:span text:style-name="T1"><text:tab/></text:span><text:span text:style-name="T1"><text:tab/></text:span><text:span text:style-name="T1">10</text:span></text:p>
            </text:list-item>
            <text:list-item>
              <text:p text:style-name="P1"><text:span text:style-name="T1">Parent</text:span><text:span text:style-name="T1"><text:tab/></text:span><text:span text:style-name="T1"><text:tab/></text:span><text:span text:style-name="T1">7</text:span></text:p>
            </text:list-item>
            <text:list-item>
              <text:p text:style-name="P1"><text:span text:style-name="T1">first_child</text:span><text:span text:style-name="T1"><text:tab/></text:span><text:span text:style-name="T1">None</text:span></text:p>
            </text:list-item>
            <text:list-item>
              <text:p text:style-name="P1"><text:span text:style-name="T1">last_child</text:span><text:span text:style-name="T1"><text:tab/></text:span><text:span text:style-name="T1">None</text:span></text:p>
            </text:list-item>
            <text:list-item>
              <text:p text:style-name="P1"><text:span text:style-name="T1">prev_sibling</text:span><text:span text:style-name="T1"><text:tab/></text:span><text:span text:style-name="T1">9</text:span></text:p>
            </text:list-item>
            <text:list-item>
              <text:p text:style-name="P1"><text:span text:style-name="T1">next_sibling</text:span><text:span text:style-name="T1"><text:tab/></text:span><text:span text:style-name="T1">Non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968cm" svg:y1="11.478cm" svg:x2="7.508cm" svg:y2="10.207cm" draw:start-shape="id5" draw:start-glue-point="0" draw:end-shape="id1" draw:end-glue-point="2" svg:d="M4968 11478v-636h2540v-635" svg:viewBox="0 0 2541 1272">
          <text:p/>
        </draw:connector>
        <draw:connector draw:style-name="gr3" draw:text-style-name="P3" draw:layer="layout" svg:x1="11.318cm" svg:y1="11.477cm" svg:x2="7.508cm" svg:y2="10.207cm" draw:start-shape="id6" draw:start-glue-point="0" draw:end-shape="id1" draw:end-glue-point="2" svg:d="M11318 11477v-636h-3810v-634" svg:viewBox="0 0 3811 1271">
          <text:p/>
        </draw:connector>
        <draw:connector draw:style-name="gr6" draw:text-style-name="P3" draw:layer="layout" svg:x1="8.62cm" svg:y1="12.905cm" svg:x2="7.667cm" svg:y2="12.906cm" draw:start-shape="id6" draw:start-glue-point="3" draw:end-shape="id5" draw:end-glue-point="1" svg:d="M8620 12905h-477v1h-476" svg:viewBox="0 0 954 2">
          <text:p/>
        </draw:connector>
        <draw:connector draw:style-name="gr3" draw:text-style-name="P3" draw:layer="layout" svg:x1="20.843cm" svg:y1="11.478cm" svg:x2="20.843cm" svg:y2="10.207cm" draw:start-shape="id7" draw:start-glue-point="0" draw:end-shape="id3" draw:end-glue-point="2" svg:d="M20843 11478v-1271" svg:viewBox="0 0 1 1272">
          <text:p/>
        </draw:connector>
        <draw:connector draw:style-name="gr3" draw:text-style-name="P3" draw:layer="layout" svg:x1="4.968cm" svg:y1="15.923cm" svg:x2="4.968cm" svg:y2="14.335cm" draw:start-shape="id8" draw:start-glue-point="0" draw:end-shape="id5" draw:end-glue-point="2" svg:d="M4968 15923v-1588" svg:viewBox="0 0 1 1589">
          <text:p/>
        </draw:connector>
        <draw:connector draw:style-name="gr3" draw:text-style-name="P3" draw:layer="layout" svg:x1="16.716cm" svg:y1="15.923cm" svg:x2="20.843cm" svg:y2="14.335cm" draw:start-shape="id9" draw:start-glue-point="0" draw:end-shape="id7" draw:end-glue-point="2" svg:d="M16716 15923v-795h4127v-793" svg:viewBox="0 0 4128 1589">
          <text:p/>
        </draw:connector>
        <draw:connector draw:style-name="gr3" draw:text-style-name="P3" draw:layer="layout" svg:x1="23.065cm" svg:y1="15.923cm" svg:x2="20.843cm" svg:y2="14.335cm" draw:start-shape="id10" draw:start-glue-point="0" draw:end-shape="id7" draw:end-glue-point="2" svg:d="M23065 15923v-795h-2222v-793" svg:viewBox="0 0 2223 1589">
          <text:p/>
        </draw:connector>
        <draw:connector draw:style-name="gr13" draw:text-style-name="P3" draw:layer="layout" svg:x1="19.415cm" svg:y1="17.351cm" svg:x2="20.367cm" svg:y2="17.351cm" draw:start-shape="id9" draw:start-glue-point="1" draw:end-shape="id10" draw:end-glue-point="3" svg:d="M19415 17351h952" svg:viewBox="0 0 953 1">
          <text:p/>
        </draw:connector>
        <draw:frame draw:style-name="gr14" draw:text-style-name="P4" draw:layer="layout" svg:width="8.291cm" svg:height="0.962cm" svg:x="10.171cm" svg:y="1.952cm">
          <draw:text-box>
            <text:p>Task tree example structure</text:p>
          </draw:text-box>
        </draw:frame>
        <draw:line draw:style-name="gr15" draw:text-style-name="P5" draw:layer="layout" svg:x1="2.27cm" svg:y1="2.27cm" svg:x2="3.54cm" svg:y2="2.27cm">
          <text:p/>
        </draw:line>
        <draw:frame draw:style-name="gr14" draw:text-style-name="P6" draw:layer="layout" svg:width="3.372cm" svg:height="0.806cm" svg:x="3.54cm" svg:y="1.781cm">
          <draw:text-box>
            <text:p><text:span text:style-name="T2">parent - child</text:span></text:p>
          </draw:text-box>
        </draw:frame>
        <draw:line draw:style-name="gr16" draw:text-style-name="P5" draw:layer="layout" svg:x1="2.27cm" svg:y1="3.222cm" svg:x2="3.54cm" svg:y2="3.222cm">
          <text:p/>
        </draw:line>
        <draw:frame draw:style-name="gr14" draw:text-style-name="P6" draw:layer="layout" svg:width="3.757cm" svg:height="0.806cm" svg:x="3.54cm" svg:y="2.734cm">
          <draw:text-box>
            <text:p><text:span text:style-name="T2">sibling - sibli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21:42:00.661398876</meta:creation-date>
    <dc:date>2022-11-25T22:04:38.370943977</dc:date>
    <meta:editing-duration>PT22M38S</meta:editing-duration>
    <meta:editing-cycles>1</meta:editing-cycles>
    <meta:document-statistic meta:object-count="28"/>
    <meta:generator>LibreOffice/7.4.2.3$Linux_X86_64 LibreOffice_project/40$Build-3</meta:generator>
  </office:meta>
</office:document-meta>
</file>